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6.25mm"/>
    </style:style>
    <style:style style:name="co4" style:family="table-column">
      <style:table-column-properties fo:break-before="auto" style:column-width="20.43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8.96mm"/>
    </style:style>
    <style:style style:name="co7" style:family="table-column">
      <style:table-column-properties fo:break-before="auto" style:column-width="18.47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50.68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58.23mm"/>
    </style:style>
    <style:style style:name="co13" style:family="table-column">
      <style:table-column-properties fo:break-before="auto" style:column-width="21.5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15.8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PageStyle_5f_Formato_5f_E-S">
      <style:table-properties table:display="true" style:writing-mode="lr-tb"/>
    </style:style>
    <style:style style:name="ta2" style:family="table" style:master-page-name="PageStyle_5f_Diccionario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1" style:family="table-cell" style:parent-style-name="Pivot_20_Table_20_Category" style:data-style-name="N0">
      <style:table-cell-properties fo:border="0.99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4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.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5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5.63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6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5.78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1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4.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ato_E-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ENTRADA</text:p>
          </table:table-cell>
          <table:covered-table-cell table:style-name="ce13"/>
          <table:covered-table-cell table:style-name="ce17"/>
          <table:table-cell table:style-name="ce21" office:value-type="string" calcext:value-type="string" table:number-columns-spanned="4" table:number-rows-spanned="1">
            <text:p>SALIDA</text:p>
          </table:table-cell>
          <table:covered-table-cell table:number-columns-repeated="2" table:style-name="ce24"/>
          <table:covered-table-cell table:style-name="ce27"/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Campo</text:p>
          </table:table-cell>
          <table:table-cell table:style-name="ce10" office:value-type="string" calcext:value-type="string">
            <text:p>Remedy</text:p>
          </table:table-cell>
          <table:table-cell table:style-name="ce14" office:value-type="string" calcext:value-type="string">
            <text:p>SalesForce</text:p>
          </table:table-cell>
          <table:table-cell table:style-name="ce18" office:value-type="string" calcext:value-type="string">
            <text:p>M6</text:p>
          </table:table-cell>
          <table:table-cell table:style-name="ce22" office:value-type="string" calcext:value-type="string">
            <text:p>Analisis Cliente</text:p>
          </table:table-cell>
          <table:table-cell table:style-name="ce25" office:value-type="string" calcext:value-type="string">
            <text:p>RFO</text:p>
          </table:table-cell>
          <table:table-cell table:style-name="ce25" office:value-type="string" calcext:value-type="string">
            <text:p>Gobierno</text:p>
          </table:table-cell>
          <table:table-cell table:style-name="ce28" office:value-type="string" calcext:value-type="string">
            <text:p>Empresarial</text:p>
          </table:table-cell>
          <table:table-cell table:style-name="ce31"/>
          <table:table-cell table:number-columns-repeated="1014"/>
        </table:table-row>
        <table:table-row table:style-name="ro2" table:visibility="collapse">
          <table:table-cell/>
          <table:table-cell table:style-name="ce2" office:value-type="string" calcext:value-type="string">
            <text:p>Númer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ID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Ticket I M <text:s/>Hij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I M Asoci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infor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Prioridad(Priority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Prioridad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ompañía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Gir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ategoria Producto 3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1" draw:text-style-name="P2" svg:width="40.53mm" svg:height="13.11mm" svg:x="42.15mm" svg:y="103.78mm" draw:caption-point-x="-12mm" draw:caption-point-y="-55.53mm">
              <dc:date>2018-06-18T00:00:00</dc:date>
              <text:p text:style-name="P1">Anayeli Pedraza Domínguez:</text:p>
              <text:p text:style-name="P1"><text:span text:style-name="T1">SERVICIO=PRODUCTO</text:span></text:p>
            </office:annotation>
            <text:p>Tipo de 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office:annotation draw:style-name="gr2" draw:text-style-name="P2" svg:width="14.65mm" svg:height="39.01mm" svg:x="42.15mm" svg:y="110.14mm" draw:caption-point-x="-12mm" draw:caption-point-y="-51.31mm">
              <dc:date>2018-06-18T00:00:00</dc:date>
              <text:p text:style-name="P1">Anayeli Pedraza Domínguez:</text:p>
              <text:p text:style-name="P1"><text:span text:style-name="T1">NOMBRE DE PRODUCTO</text:span></text:p>
            </office:annotation>
            <text:p>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Tipo_De_Problema(CatT1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Fecha y Hora de Inici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3" draw:text-style-name="P2" svg:width="50.58mm" svg:height="47.63mm" svg:x="42.15mm" svg:y="169.33mm" draw:caption-point-x="-12mm" draw:caption-point-y="-84.04mm">
              <dc:date>2018-06-18T00:00:00</dc:date>
              <text:p text:style-name="P1">Anayeli Pedraza Domínguez:</text:p>
              <text:p text:style-name="P1"><text:span text:style-name="T1">=BUSCARV($A246,'[R01022028.xlsx]Sheet 1'!$A:$AB,15,0)</text:span></text:p>
              <text:p text:style-name="P1"><text:span text:style-name="T1"/></text:p>
            </office:annotation>
            <text:p>Restaurado Ti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nd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Hora de cierr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4" draw:text-style-name="P2" svg:width="102.6mm" svg:height="18.52mm" svg:x="42.15mm" svg:y="198.44mm" draw:caption-point-x="-12mm" draw:caption-point-y="-102.57mm">
              <dc:date>2018-06-18T00:00:00</dc:date>
              <text:p text:style-name="P1">Anayeli Pedraza Domínguez:</text:p>
              <text:p text:style-name="P1"><text:span text:style-name="T1">Formula</text:span></text:p>
            </office:annotation>
            <text:p>Tiempo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Tiempo Concili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Ac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office:annotation draw:style-name="gr5" draw:text-style-name="P2" svg:width="40.53mm" svg:height="77.78mm" svg:x="42.15mm" svg:y="219.6mm" draw:caption-point-x="-12mm" draw:caption-point-y="-91.98mm">
              <dc:date>2018-06-18T00:00:00</dc:date>
              <text:p text:style-name="P1">Anayeli Pedraza Domínguez:</text:p>
              <text:p text:style-name="P1"><text:span text:style-name="T1">=BUSCARV($A246,'[R01022028.xlsx]Sheet 1'!$A:$AB,18,0)</text:span></text:p>
              <text:p text:style-name="P1"><text:span text:style-name="T1"/></text:p>
            </office:annotation>
            <text:p>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o(HPD_CI)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ircuit ID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 ID Bestel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6" draw:text-style-name="P2" svg:width="40.53mm" svg:height="23.82mm" svg:x="42.15mm" svg:y="261.93mm" draw:caption-point-x="-12mm" draw:caption-point-y="-123.72mm">
              <dc:date>2018-06-18T00:00:00</dc:date>
              <text:p text:style-name="P1">Anayeli Pedraza Domínguez:</text:p>
              <text:p text:style-name="P1"><text:span text:style-name="T1">=BUSCARV(A246,'[R01022028.xlsx]Sheet 1'!$A:$AB,20,0)</text:span></text:p>
            </office:annotation>
            <text:p>Estado del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Est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erre Reg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Cierre Imputabl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office:annotation draw:style-name="gr7" draw:text-style-name="P2" svg:width="40.53mm" svg:height="26.2mm" svg:x="42.15mm" svg:y="298.97mm" draw:caption-point-x="-12mm" draw:caption-point-y="-139.6mm">
              <dc:date>2018-06-18T00:00:00</dc:date>
              <text:p text:style-name="P1">Anayeli Pedraza Domínguez:</text:p>
              <text:p text:style-name="P1"><text:span text:style-name="T1">=BUSCARV(A250,'[R01022028.xlsx]Sheet 1'!$A:$AB,21,0)</text:span></text:p>
              <text:p text:style-name="P1"><text:span text:style-name="T1"/></text:p>
            </office:annotation>
            <text:p>Código de 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<text:s/>Responsable 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Area_Asignada(AssigGroup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Proveed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N. de T Tercero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Aperturado p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Solucion(Assignee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Fuente reportad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Causa de la fal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Catlevel3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AÑ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ME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APERTUR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ERVICI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stado Destin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5" office:value-type="string" calcext:value-type="string">
            <text:p>Segmen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Segmento</text:p>
            <text:p>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uplic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7" office:value-type="string" calcext:value-type="string">
            <text:p>Asiganado 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Nombre de la cuent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Localidad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itio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Afectación</text:p>
          </table:table-cell>
          <table:table-cell table:style-name="ce12"/>
          <table:table-cell table:style-name="ce16"/>
          <table:table-cell table:style-name="ce20"/>
          <table:table-cell table:style-name="ce12" office:value-type="string" calcext:value-type="string">
            <text:p>X</text:p>
          </table:table-cell>
          <table:table-cell table:style-name="ce16" table:number-columns-repeated="2"/>
          <table:table-cell table:style-name="ce30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ormato_E-S'.$A$1" table:cell-range-address="$'Formato_E-S'.$B$3:.$I$57"/>
        </table:named-expressions>
        <calcext:conditional-formats>
          <calcext:conditional-format calcext:target-range-address="'Formato_E-S'.B4:'Formato_E-S'.B4">
            <calcext:condition calcext:apply-style-name="ConditionalStyle_65" calcext:value="duplicate" calcext:base-cell-address="'Formato_E-S'.B4"/>
          </calcext:conditional-format>
          <calcext:conditional-format calcext:target-range-address="'Formato_E-S'.B3:'Formato_E-S'.B3">
            <calcext:condition calcext:apply-style-name="ConditionalStyle_64" calcext:value="duplicate" calcext:base-cell-address="'Formato_E-S'.B3"/>
          </calcext:conditional-format>
        </calcext:conditional-formats>
      </table:table>
      <table:table table:name="Diccionario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9" table:number-columns-repeated="1017" table:default-cell-style-name="Default"/>
        <table:table-row table:style-name="ro5">
          <table:table-cell office:value-type="string" calcext:value-type="string">
            <text:p>Entid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Descripción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d_incidente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Identificador de incidente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id_incidente</text:p>
          </table:table-cell>
          <table:table-cell/>
          <table:table-cell office:value-type="string" calcext:value-type="string">
            <text:p>Identificador del incident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D de incid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4"/>
          <table:table-cell office:value-type="string" calcext:value-type="string">
            <text:p>Identificador del incident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cket I M <text:s/>Hij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 M Asociado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Identificador de incidente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inc_asociad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 de inform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ACTIVO, PROACTIVO, REQUERIMIENTO</text:p>
          </table:table-cell>
          <table:table-cell office:value-type="string" calcext:value-type="string">
            <text:p>CADENA[20]</text:p>
          </table:table-cell>
          <table:table-cell office:value-type="string" calcext:value-type="string">
            <text:p>tipo_inform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ioridad(Priority)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CRITICA, ALTA, MEDIA, BAJA</text:p>
          </table:table-cell>
          <table:table-cell office:value-type="string" calcext:value-type="string">
            <text:p>CADENA[10]</text:p>
          </table:table-cell>
          <table:table-cell office:value-type="string" calcext:value-type="string">
            <text:p>criticida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priorida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categoria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office:value-type="string" calcext:value-type="string">
            <text:p>SalesForce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categoria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SalesForce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produc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 de problem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tip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_De_Problema(CatT1)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</text:p>
          </table:table-cell>
          <table:table-cell office:value-type="string" calcext:value-type="string">
            <text:p>tip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echa y Hora de Inici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inicio_afectacion_in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taurado Tim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fin_afectacion_fall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nd Afectacion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fin_afectacion_in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Hora de cierre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Afectacio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Conciliacio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acc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resoluc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office:value-type="string" calcext:value-type="string">
            <text:p>M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 del problem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ASIGNADO, CANCELADO, CERRADO, EN CURSO, PENDIENTE, RESUELTO</text:p>
          </table:table-cell>
          <table:table-cell office:value-type="string" calcext:value-type="string">
            <text:p>CADENA</text:p>
          </table:table-cell>
          <table:table-cell office:value-type="string" calcext:value-type="string">
            <text:p>estado_problem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Region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Imputabl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BESTEL, CLIENTE, PROVEEDOR</text:p>
          </table:table-cell>
          <table:table-cell office:value-type="string" calcext:value-type="string">
            <text:p>CADENA[10]</text:p>
          </table:table-cell>
          <table:table-cell office:value-type="string" calcext:value-type="string">
            <text:p>cierre_imputab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ódigo de resolución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<text:s/>Responsable 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rea_Asignada(AssigGroup)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Areas resolutoras de Bestel</text:p>
          </table:table-cell>
          <table:table-cell office:value-type="string" calcext:value-type="string">
            <text:p>CADENA[20]</text:p>
          </table:table-cell>
          <table:table-cell office:value-type="string" calcext:value-type="string">
            <text:p>area_resolutor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CADENA[50]</text:p>
          </table:table-cell>
          <table:table-cell office:value-type="string" calcext:value-type="string">
            <text:p>proveedo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N. de T Terceros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perturado por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Solucion(Assignee)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uente reportad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usa de la fall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tlevel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/>
          <table:table-cell office:value-type="string" calcext:value-type="string">
            <text:p>CADENA</text:p>
          </table:table-cell>
          <table:table-cell office:value-type="string" calcext:value-type="string">
            <text:p>caus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INCIDENTE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APERTUR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office:value-type="string" calcext:value-type="string">
            <text:p>SalesForc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  <text:p>Bestel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Duplicad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siganado a</text:p>
          </table:table-cell>
          <table:table-cell office:value-type="string" calcext:value-type="string">
            <text:p>Reme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Nombre de la cuenta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Nombre de Clientes Bestel</text:p>
          </table:table-cell>
          <table:table-cell office:value-type="string" calcext:value-type="string">
            <text:p>CADENA[100]</text:p>
          </table:table-cell>
          <table:table-cell office:value-type="string" calcext:value-type="string">
            <text:p>nombre_clien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itio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fectación</text:p>
          </table:table-cell>
          <table:table-cell/>
          <table:table-cell office:value-type="string" calcext:value-type="string">
            <text:p>Analisis Cliente</text:p>
          </table:table-cell>
          <table:table-cell table:number-columns-repeated="1020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1" table:style-name="ta3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9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2" office:value-type="string" calcext:value-type="string">
            <text:p>Entidad</text:p>
          </table:table-cell>
          <table:table-cell table:style-name="ce38" office:value-type="string" calcext:value-type="string">
            <text:p>Item</text:p>
          </table:table-cell>
          <table:table-cell table:style-name="ce38" office:value-type="string" calcext:value-type="string">
            <text:p>Origen</text:p>
          </table:table-cell>
          <table:table-cell table:style-name="ce38" office:value-type="string" calcext:value-type="string">
            <text:p>Salida</text:p>
          </table:table-cell>
          <table:table-cell table:style-name="ce46" office:value-type="string" calcext:value-type="string">
            <text:p>(empty)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Cliente</text:p>
          </table:table-cell>
          <table:table-cell table:style-name="ce39" office:value-type="string" calcext:value-type="string">
            <text:p>Compañí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0"/>
          <table:table-cell table:style-name="ce41" office:value-type="string" calcext:value-type="string">
            <text:p>SalesForce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39" office:value-type="string" calcext:value-type="string">
            <text:p>Giro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0"/>
          <table:table-cell table:style-name="ce41" office:value-type="string" calcext:value-type="string">
            <text:p>SalesForce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4"/>
          <table:table-cell table:style-name="ce41" office:value-type="string" calcext:value-type="string">
            <text:p>Nombre de la cuent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(empty)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5"/>
          <table:table-cell table:style-name="ce41" office:value-type="string" calcext:value-type="string">
            <text:p>SLA</text:p>
          </table:table-cell>
          <table:table-cell table:style-name="ce41" office:value-type="string" calcext:value-type="string">
            <text:p>Remedy</text:p>
          </table:table-cell>
          <table:table-cell table:style-name="ce41" office:value-type="string" calcext:value-type="string">
            <text:p>Analisis Cliente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36" office:value-type="string" calcext:value-type="string">
            <text:p>Incidente</text:p>
          </table:table-cell>
          <table:table-cell table:style-name="ce42" table:number-columns-repeated="2"/>
          <table:table-cell table:style-name="ce44"/>
          <table:table-cell table:style-name="ce47"/>
          <table:table-cell table:number-columns-repeated="1019"/>
        </table:table-row>
        <table:table-row table:style-name="ro2">
          <table:table-cell table:style-name="ce36" office:value-type="string" calcext:value-type="string">
            <text:p>Servicio</text:p>
          </table:table-cell>
          <table:table-cell table:style-name="ce42" table:number-columns-repeated="2"/>
          <table:table-cell table:style-name="ce44"/>
          <table:table-cell table:style-name="ce47"/>
          <table:table-cell table:number-columns-repeated="1019"/>
        </table:table-row>
        <table:table-row table:style-name="ro2">
          <table:table-cell table:style-name="ce37" office:value-type="string" calcext:value-type="string">
            <text:p>Total Result</text:p>
          </table:table-cell>
          <table:table-cell table:style-name="ce43" table:number-columns-repeated="2"/>
          <table:table-cell table:style-name="ce45"/>
          <table:table-cell table:style-name="ce48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MC" table:style-name="ta4">
        <office:forms form:automatic-focus="false" form:apply-design-mode="false"/>
        <table:table-column table:style-name="co14" table:number-columns-repeated="15" table:default-cell-style-name="Default"/>
        <table:table-row table:style-name="ro5">
          <table:table-cell office:value-type="string" calcext:value-type="string">
            <text:p>entidad</text:p>
          </table:table-cell>
          <table:table-cell office:value-type="string" calcext:value-type="string">
            <text:p>descripcionEntidad</text:p>
          </table:table-cell>
          <table:table-cell office:value-type="string" calcext:value-type="string">
            <text:p>tipoEntida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cionItem</text:p>
          </table:table-cell>
          <table:table-cell office:value-type="string" calcext:value-type="string">
            <text:p>tipoDa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lavePrimaria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responsableItem</text:p>
          </table:table-cell>
          <table:table-cell office:value-type="string" calcext:value-type="string">
            <text:p>relacionItem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d_incidente</text:p>
          </table:table-cell>
          <table:table-cell office:value-type="string" calcext:value-type="string">
            <text:p>Es el identificador que permite diferenciar de forma univoca a cada incidente.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úmero, ID de incidente</text:p>
          </table:table-cell>
          <table:table-cell office:value-type="string" calcext:value-type="string">
            <text:p>Todos los incidentes que comprenden este rango 000000000000-999999999999</text:p>
          </table:table-cell>
          <table:table-cell office:value-type="string" calcext:value-type="string">
            <text:p>INC000000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Relacion Recursiva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inc_padre</text:p>
          </table:table-cell>
          <table:table-cell office:value-type="string" calcext:value-type="string">
            <text:p>Es el indicador que marca la relacion jerarquica Padre-Hijo respecto a los demás incidentes de la herramienta</text:p>
          </table:table-cell>
          <table:table-cell office:value-type="string" calcext:value-type="string">
            <text:p>CADENA[15]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 M Asociado</text:p>
          </table:table-cell>
          <table:table-cell office:value-type="string" calcext:value-type="string">
            <text:p>Todos los incidentes que comprenden este rango INC000000000000-INC999999999999</text:p>
          </table:table-cell>
          <table:table-cell office:value-type="string" calcext:value-type="string">
            <text:p>INC000000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Relacion Recursiva</text:p>
          </table:table-cell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asociacion</text:p>
          </table:table-cell>
          <table:table-cell office:value-type="string" calcext:value-type="string">
            <text:p>Identifica el tipo de asociacion que tiene el incidente con otros incidentes</text:p>
          </table:table-cell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icket I M <text:s/>Hijo</text:p>
          </table:table-cell>
          <table:table-cell office:value-type="string" calcext:value-type="string">
            <text:p>Identificadores establecidos para la relación: Padre, Hijo, Sin Relacion</text:p>
          </table:table-cell>
          <table:table-cell office:value-type="string" calcext:value-type="string">
            <text:p>Padre o Hijo o Sin Relacion</text:p>
          </table:table-cell>
          <table:table-cell office:value-type="string" calcext:value-type="string">
            <text:p>NM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lidad de la información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tipo_informe</text:p>
          </table:table-cell>
          <table:table-cell office:value-type="string" calcext:value-type="string">
            <text:p>identifica la forma en que se solicito la creación del inc</text:p>
          </table:table-cell>
          <table:table-cell office:value-type="string" calcext:value-type="string">
            <text:p>CADENA[15]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ipo de informe</text:p>
          </table:table-cell>
          <table:table-cell office:value-type="string" calcext:value-type="string">
            <text:p>Identificadores establecidos para la forma en que se solicito la creación del inc: Reactivo, Proactivo, Requerimiento</text:p>
          </table:table-cell>
          <table:table-cell office:value-type="string" calcext:value-type="string">
            <text:p>Reactivo o Proactivo o Requerimiento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Remedy</text:p>
          </table:table-cell>
          <table:table-cell/>
        </table:table-row>
        <table:table-row table:style-name="ro5">
          <table:table-cell office:value-type="string" calcext:value-type="string">
            <text:p>incidentes</text:p>
          </table:table-cell>
          <table:table-cell office:value-type="string" calcext:value-type="string">
            <text:p>Un suceso que ocurre en los elementos de los servicios que proporciona Bestel, que resulta en una deficiencia del servicio contratado por el Cliente.</text:p>
          </table:table-cell>
          <table:table-cell office:value-type="string" calcext:value-type="string">
            <text:p>Cojunto Entidades</text:p>
          </table:table-cell>
          <table:table-cell office:value-type="string" calcext:value-type="string">
            <text:p>criticidad</text:p>
          </table:table-cell>
          <table:table-cell/>
          <table:table-cell office:value-type="string" calcext:value-type="string">
            <text:p>CADENA[10]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5" table:number-rows-repeated="1048569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  <table:database-ranges>
        <table:database-range table:name="Diccionario" table:target-range-address="Diccionario.A1:Diccionario.I67" table:display-filter-buttons="true"/>
        <table:database-range table:name="__Anonymous_Sheet_DB__0" table:target-range-address="'Formato_E-S'.B3:'Formato_E-S'.I57" table:display-filter-buttons="true">
          <table:filter>
            <table:filter-and>
              <table:filter-condition table:field-number="4" table:data-type="number" table:value="67" table:operator="!empty"/>
            </table:filter-and>
          </table:filter>
        </table:database-range>
      </table:database-ranges>
      <table:data-pilot-tables>
        <table:data-pilot-table table:name="TablaDinámica1" table:application-data="" table:target-range-address="Hoja1.A3:Hoja1.E12" table:buttons="Hoja1.A3 Hoja1.B3 Hoja1.C3 Hoja1.D3" table:show-filter-button="false">
          <table:source-cell-range table:cell-range-address="Diccionario.A1:Diccionario.I67"/>
          <table:data-pilot-field table:source-field-name="Entidad" table:orientation="row" table:used-hierarchy="-1" table:function="auto">
            <table:data-pilot-level table:show-empty="false" calcext:repeat-item-labels="false">
              <table:data-pilot-members>
                <table:data-pilot-member table:name="Cliente" table:display="true" table:show-details="true"/>
                <table:data-pilot-member table:name="Incidente" table:display="true" table:show-details="false"/>
                <table:data-pilot-member table:name="Servicio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-1" table:function="auto">
            <table:data-pilot-level table:show-empty="false" calcext:repeat-item-labels="false">
              <table:data-pilot-members>
                <table:data-pilot-member table:name="Acción" table:display="true" table:show-details="true"/>
                <table:data-pilot-member table:name="Afectación" table:display="true" table:show-details="true"/>
                <table:data-pilot-member table:name="AÑO" table:display="true" table:show-details="true"/>
                <table:data-pilot-member table:name="Aperturado por" table:display="true" table:show-details="true"/>
                <table:data-pilot-member table:name="Area_Asignada(AssigGroup)" table:display="true" table:show-details="true"/>
                <table:data-pilot-member table:name="Asiganado a" table:display="true" table:show-details="true"/>
                <table:data-pilot-member table:name="Categoria Producto 3" table:display="true" table:show-details="true"/>
                <table:data-pilot-member table:name="Catlevel3" table:display="true" table:show-details="true"/>
                <table:data-pilot-member table:name="Causa de la falla" table:display="true" table:show-details="true"/>
                <table:data-pilot-member table:name="Cierre  Responsable Bestel" table:display="true" table:show-details="true"/>
                <table:data-pilot-member table:name="Cierre Imputable" table:display="true" table:show-details="true"/>
                <table:data-pilot-member table:name="Cierre Region" table:display="true" table:show-details="true"/>
                <table:data-pilot-member table:name="Cierre Solucion(Assignee)" table:display="true" table:show-details="true"/>
                <table:data-pilot-member table:name="Circuit ID" table:display="true" table:show-details="true"/>
                <table:data-pilot-member table:name="Circuit ID Bestel" table:display="true" table:show-details="true"/>
                <table:data-pilot-member table:name="Circuito(HPD_CI)" table:display="true" table:show-details="true"/>
                <table:data-pilot-member table:name="Código de resolución" table:display="true" table:show-details="true"/>
                <table:data-pilot-member table:name="Compañía" table:display="true" table:show-details="true"/>
                <table:data-pilot-member table:name="Duplicado" table:display="true" table:show-details="true"/>
                <table:data-pilot-member table:name="End Afectacion" table:display="true" table:show-details="true"/>
                <table:data-pilot-member table:name="Estado" table:display="true" table:show-details="true"/>
                <table:data-pilot-member table:name="Estado del problema" table:display="true" table:show-details="true"/>
                <table:data-pilot-member table:name="Estado Destino" table:display="true" table:show-details="true"/>
                <table:data-pilot-member table:name="Fecha y Hora de Inicio" table:display="true" table:show-details="true"/>
                <table:data-pilot-member table:name="Fuente reportada" table:display="true" table:show-details="true"/>
                <table:data-pilot-member table:name="Giro" table:display="true" table:show-details="true"/>
                <table:data-pilot-member table:name="Hora de cierre" table:display="true" table:show-details="true"/>
                <table:data-pilot-member table:name="I M Asociado" table:display="true" table:show-details="true"/>
                <table:data-pilot-member table:name="ID de incidente" table:display="true" table:show-details="true"/>
                <table:data-pilot-member table:name="Localidad" table:display="true" table:show-details="true"/>
                <table:data-pilot-member table:name="MES" table:display="true" table:show-details="true"/>
                <table:data-pilot-member table:name="N. de T Terceros" table:display="true" table:show-details="true"/>
                <table:data-pilot-member table:name="Nombre de la cuenta" table:display="true" table:show-details="true"/>
                <table:data-pilot-member table:name="Número" table:display="true" table:show-details="true"/>
                <table:data-pilot-member table:name="Prioridad" table:display="true" table:show-details="true"/>
                <table:data-pilot-member table:name="Prioridad(Priority)" table:display="true" table:show-details="true"/>
                <table:data-pilot-member table:name="Producto" table:display="true" table:show-details="true"/>
                <table:data-pilot-member table:name="Proveedor" table:display="true" table:show-details="true"/>
                <table:data-pilot-member table:name="Resolución" table:display="true" table:show-details="true"/>
                <table:data-pilot-member table:name="Restaurado Time" table:display="true" table:show-details="true"/>
                <table:data-pilot-member table:name="Segmento" table:display="true" table:show-details="true"/>
                <table:data-pilot-member table:name="Segmento&#10;Bestel" table:display="true" table:show-details="true"/>
                <table:data-pilot-member table:name="SEMANA DE APERTURA" table:display="true" table:show-details="true"/>
                <table:data-pilot-member table:name="SEMANA DE INCIDENTE" table:display="true" table:show-details="true"/>
                <table:data-pilot-member table:name="SERVICIO" table:display="true" table:show-details="true"/>
                <table:data-pilot-member table:name="Sitio" table:display="true" table:show-details="true"/>
                <table:data-pilot-member table:name="SLA" table:display="true" table:show-details="true"/>
                <table:data-pilot-member table:name="Ticket I M  Hijo" table:display="true" table:show-details="true"/>
                <table:data-pilot-member table:name="Tiempo Afectacion" table:display="true" table:show-details="true"/>
                <table:data-pilot-member table:name="Tiempo Conciliacion" table:display="true" table:show-details="true"/>
                <table:data-pilot-member table:name="Tipo de informe" table:display="true" table:show-details="true"/>
                <table:data-pilot-member table:name="Tipo de problema" table:display="true" table:show-details="true"/>
                <table:data-pilot-member table:name="Tipo de producto" table:display="true" table:show-details="true"/>
                <table:data-pilot-member table:name="Tipo_De_Problema(CatT1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en" table:orientation="row" table:used-hierarchy="-1" table:function="auto">
            <table:data-pilot-level table:show-empty="false" calcext:repeat-item-labels="false">
              <table:data-pilot-members>
                <table:data-pilot-member table:name="M6" table:display="true" table:show-details="true"/>
                <table:data-pilot-member table:name="Remedy" table:display="true" table:show-details="true"/>
                <table:data-pilot-member table:name="SalesForc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alida" table:orientation="row" table:used-hierarchy="-1" table:function="auto">
            <table:data-pilot-level table:show-empty="false" calcext:repeat-item-labels="false">
              <table:data-pilot-members>
                <table:data-pilot-member table:name="Analisis Client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1" number:truncate-on-overflow="false">
      <number:hours number:style="long"/>
      <number:text>:</number:text>
      <number:minutes number:style="long"/>
    </number:tim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date-style style:name="N20121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lt;=1.79769313486232E+308" style:apply-style-name="N2012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DemiLight" style:font-family-asian="'Noto Sans CJK SC DemiLight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65" style:display-name="ConditionalStyle_65" style:family="table-cell" style:parent-style-name="Default">
      <style:table-cell-properties fo:background-color="#f4b183"/>
      <style:text-properties fo:color="#ff0000"/>
    </style:style>
    <style:style style:name="ConditionalStyle_5f_64" style:display-name="ConditionalStyle_64" style:family="table-cell" style:parent-style-name="Default">
      <style:table-cell-properties fo:background-color="#f4b183"/>
      <style:text-properties fo:color="#ff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ato_5f_E-S" style:display-name="PageStyle_Formato_E-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ionario" style:display-name="PageStyle_Diccio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40 LENOVO</meta:initial-creator>
    <meta:creation-date>2018-04-26T18:29:12</meta:creation-date>
    <dc:date>2018-06-19T01:18:47.339949640</dc:date>
    <meta:generator>LibreOffice/5.2.7.2$Linux_X86_64 LibreOffice_project/20m0$Build-2</meta:generator>
    <meta:editing-duration>PT1H47M27S</meta:editing-duration>
    <meta:editing-cycles>5</meta:editing-cycles>
    <meta:document-statistic meta:table-count="4" meta:cell-count="5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